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baa"/>
    </style:style>
    <style:style style:name="P2" style:family="paragraph" style:parent-style-name="Standard">
      <style:text-properties fo:font-size="18pt" fo:font-weight="bold" officeooo:rsid="00127baa" officeooo:paragraph-rsid="00127ba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paragraph-rsid="0012a7a9"/>
    </style:style>
    <style:style style:name="P5" style:family="paragraph" style:parent-style-name="Standard">
      <style:text-properties fo:font-size="14pt" officeooo:rsid="00127baa" style:font-size-asian="14pt" style:font-size-complex="14pt"/>
    </style:style>
    <style:style style:name="P6" style:family="paragraph" style:parent-style-name="Standard">
      <style:text-properties fo:font-size="14pt" fo:font-weight="normal" officeooo:rsid="0012a7a9" officeooo:paragraph-rsid="0012a7a9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bold" officeooo:rsid="0012a7a9" officeooo:paragraph-rsid="0012a7a9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12a7a9"/>
    </style:style>
    <style:style style:name="P9" style:family="paragraph" style:parent-style-name="Standard">
      <style:text-properties officeooo:paragraph-rsid="0016538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27baa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2a7a9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65389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0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27baa" style:font-size-asian="14pt" style:font-size-complex="14pt"/>
    </style:style>
    <style:style style:name="T13" style:family="text">
      <style:text-properties fo:font-size="14pt" fo:font-weight="normal" officeooo:rsid="0012a7a9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65389" style:font-size-asian="14pt" style:font-weight-asian="normal" style:font-size-complex="14pt" style:font-weight-complex="normal"/>
    </style:style>
    <style:style style:name="T15" style:family="text">
      <style:text-properties fo:font-size="14pt" fo:font-weight="bold" officeooo:rsid="00165389" style:font-size-asian="12.25pt" style:font-weight-asian="bold" style:font-size-complex="14pt" style:font-weight-complex="bold"/>
    </style:style>
    <style:style style:name="T16" style:family="text">
      <style:text-properties fo:font-size="18pt" fo:font-weight="bold" officeooo:rsid="00127baa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cript:</text:p>
      <text:p text:style-name="P1"/>
      <text:p text:style-name="P1"/>
      <text:p text:style-name="P2"><text:s/><text:tab/> <text:span text:style-name="T1">• </text:span>type of declartion of java script</text:p>
      <text:p text:style-name="P2"/>
      <text:p text:style-name="Standard"><text:s text:c="7"/><text:tab/><text:tab/> <text:span text:style-name="T1">-</text:span><text:span text:style-name="T6"> </text:span><text:span text:style-name="T9">internal javascript</text:span><text:span text:style-name="T10"> :</text:span></text:p>
      <text:p text:style-name="Standard"><text:s text:c="16"/></text:p>
      <text:p text:style-name="Standard"><text:s text:c="19"/><text:span text:style-name="T11"><text:s text:c="3"/><text:tab/><text:tab/> <text:s text:c="2"/>&lt;script&gt;&lt;/script&gt;</text:span></text:p>
      <text:p text:style-name="Standard"><text:span text:style-name="T11"><text:s text:c="20"/><text:tab/><text:tab/> <text:s text:c="2"/>&lt;body&gt;.....</text:span>.</text:p>
      <text:p text:style-name="Standard"/>
      <text:p text:style-name="Standard"><text:s text:c="7"/><text:span text:style-name="T7"><text:s/><text:tab/><text:tab/></text:span><text:span text:style-name="T8">-</text:span><text:span text:style-name="T2"> </text:span><text:span text:style-name="T6">extarnal javascript</text:span><text:span text:style-name="T2"> :</text:span></text:p>
      <text:p text:style-name="Standard"/>
      <text:p text:style-name="Standard"><text:tab/> <text:s text:c="8"/><text:tab/><text:tab/> <text:s/><text:span text:style-name="T11"><text:s/>&lt;script src=""&gt;&lt;/sc</text:span><text:span text:style-name="T12">ript&gt;</text:span></text:p>
      <text:p text:style-name="P5"/>
      <text:p text:style-name="P4"><text:span text:style-name="T12"><text:tab/></text:span><text:span text:style-name="T16"> </text:span><text:span text:style-name="T3">• </text:span><text:span text:style-name="T4">declartion of veriable </text:span></text:p>
      <text:p text:style-name="P7"><text:tab/><text:tab/></text:p>
      <text:p text:style-name="P4"><text:span text:style-name="T4"><text:tab/><text:tab/></text:span><text:span text:style-name="T13">var veriable name = veriable value;</text:span></text:p>
      <text:p text:style-name="P6"><text:tab/><text:tab/>ex. <text:s/>Var roll_no = 20;</text:p>
      <text:p text:style-name="P6"/>
      <text:p text:style-name="P4"><text:span text:style-name="T13"><text:tab/><text:tab/></text:span><text:span text:style-name="T14">let veriable name =veriabel value;</text:span></text:p>
      <text:p text:style-name="P4"><text:span text:style-name="T14"><text:tab/><text:tab/>ex. <text:s/>Let roll_no = 20;</text:span></text:p>
      <text:p text:style-name="P4"><text:span text:style-name="T14"/></text:p>
      <text:p text:style-name="P9"><text:span text:style-name="T4"><text:tab/><text:tab/></text:span><text:span text:style-name="T15">val is globel veriable and let is local veriable. </text:span></text:p>
      <text:p text:style-name="P9"><text:span text:style-name="T15"><text:tab/><text:tab/>let veriable is a very usefull declartion. </text:span><text:span text:style-name="T4"><text:tab/><text:tab/></text:span><text:span text:style-name="T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7:41:27.487127315</meta:creation-date>
    <dc:date>2020-09-23T15:08:47.725472606</dc:date>
    <meta:editing-duration>PT12M34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6" meta:word-count="62" meta:character-count="502" meta:non-whitespace-character-count="324"/>
  </office:meta>
</office:document-meta>
</file>